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2549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2549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42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fo:language="ru" fo:country="RU" style:text-underline-style="none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/>
    </style:style>
    <style:style style:name="T3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41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2" style:family="text">
      <style:text-properties style:text-position="0% 100%" fo:font-style="italic" style:font-style-asian="italic" style:font-style-complex="italic"/>
    </style:style>
    <style:style style:name="T43" style:family="text">
      <style:text-properties style:text-position="0% 100%" fo:language="en" fo:country="US"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4">Тип: </text:span><text:span text:style-name="T33">БДКГ-</text:span><text:span text:style-name="T35">25</text:span><text:span text:style-name="T33"> </text:span></text:p>
      <text:p text:style-name="P9"/>
      <text:p text:style-name="P7"><text:span text:style-name="T34">з/н: </text:span><text:span text:style-name="T33">$serial</text:span><text:span text:style-name="T37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40">0.1 мк</text:span><text:span text:style-name="T41">Гр</text:span><text:span text:style-name="T40">/ч – 1,0 Гр/ч;</text:span></text:p>
      <text:p text:style-name="P14"/>
      <text:p text:style-name="P5"><text:span text:style-name="T32">Относительная погрешность измерения:</text:span><text:tab/><text:tab/><text:span text:style-name="T36">± </text:span><text:span text:style-name="T15">30</text:span><text:span text:style-name="T36"> %</text:span></text:p>
      <text:p text:style-name="P8"/>
      <text:p text:style-name="P4">Условия эксплуатации:</text:p>
      <text:p text:style-name="P33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4"><text:span text:style-name="T9">- <text:s/></text:span><text:span text:style-name="T4">Атмосферное давление<text:tab/><text:tab/><text:tab/><text:tab/>98,5 </text:span><text:span text:style-name="T9">kPa</text:span></text:p>
      <text:p text:style-name="P34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4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7">Эталонные средства измерений:</text:p>
      <text:p text:style-name="P35"><text:span text:style-name="T9">- <text:s/></text:span><text:span text:style-name="T38">$facility_1</text:span><text:span text:style-name="T39">10;</text:span></text:p>
      <text:p text:style-name="P36"><text:span text:style-name="T9">- <text:s/></text:span><text:span text:style-name="T38">$</text:span><text:span text:style-name="T39">facility_130;</text:span></text:p>
      <text:p text:style-name="P37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1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1.B2" table:number-rows-spanned="3" office:value-type="string">
            <text:p text:style-name="P38">Номер источ-ника</text:p>
          </table:table-cell>
          <table:table-cell table:style-name="t1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<text:span text:style-name="T28">Гр</text:span>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42">D</text:span><text:span text:style-name="T16">1</text:span></text:p>
          </table:table-cell>
          <table:table-cell table:style-name="t1.D3" office:value-type="string">
            <text:p text:style-name="P31"><text:span text:style-name="T43">D</text:span><text:span text:style-name="T16">2</text:span></text:p>
          </table:table-cell>
          <table:table-cell table:style-name="t1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1">0,07</text:span> <text:span text:style-name="T21">Гр</text:span>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9">±30</text:p>
          </table:table-cell>
        </table:table-row>
        <table:table-row>
          <table:table-cell table:style-name="t1.A5" office:value-type="string">
            <text:p text:style-name="P10"><text:span text:style-name="T21">0,</text:span>7 <text:span text:style-name="T21">Гр</text:span>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мк<text:span text:style-name="T21">Гр</text:span>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1">0</text:span> <text:span text:style-name="T21">мкГр/ч</text:span>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</text:span>7 м<text:span text:style-name="T21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1">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70</text:span> <text:span text:style-name="T21">мГр</text:span>/ч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12" office:value-type="string">
            <text:p text:style-name="P10"><text:span text:style-name="T21">0,</text:span>7 <text:span text:style-name="T21">Гр</text:span>/ч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Блок детектирования <text:span text:style-name="T21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2.B2" table:number-rows-spanned="3" office:value-type="string">
            <text:p text:style-name="P38">Номер источ-ника</text:p>
          </table:table-cell>
          <table:table-cell table:style-name="t2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2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Фон, н<text:span text:style-name="T28">Гр</text:span>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42">D</text:span><text:span text:style-name="T16">1</text:span></text:p>
          </table:table-cell>
          <table:table-cell table:style-name="t2.D3" office:value-type="string">
            <text:p text:style-name="P31"><text:span text:style-name="T43">D</text:span><text:span text:style-name="T16">2</text:span></text:p>
          </table:table-cell>
          <table:table-cell table:style-name="t2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21">0,07</text:span> <text:span text:style-name="T21">Гр</text:span>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8" office:value-type="string">
            <text:p text:style-name="P41">±30</text:p>
          </table:table-cell>
        </table:table-row>
        <table:table-row>
          <table:table-cell table:style-name="t2.A5" office:value-type="string">
            <text:p text:style-name="P10"><text:span text:style-name="T21">0,</text:span>7 <text:span text:style-name="T21">Гр</text:span>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мк<text:span text:style-name="T21">Гр</text:span>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7<text:span text:style-name="T21">0</text:span> <text:span text:style-name="T21">мкГр/ч</text:span>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0,</text:span>7 м<text:span text:style-name="T21">Гр</text:span>/ч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>
          <table:table-cell table:style-name="t2.A5" office:value-type="string">
            <text:p text:style-name="P10">7 м<text:span text:style-name="T21">Гр</text:span>/ч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70</text:span> <text:span text:style-name="T21">мГр</text:span>/ч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>
          <table:table-cell table:style-name="t2.A12" office:value-type="string">
            <text:p text:style-name="P10"><text:span text:style-name="T21">0,</text:span>7 <text:span text:style-name="T21">Гр</text:span>/ч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Блок детектирования <text:span text:style-name="T21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3.B2" table:number-rows-spanned="3" office:value-type="string">
            <text:p text:style-name="P38">Номер источ-ника</text:p>
          </table:table-cell>
          <table:table-cell table:style-name="t3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3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Фон, н<text:span text:style-name="T28">Гр</text:span>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42">D</text:span><text:span text:style-name="T16">1</text:span></text:p>
          </table:table-cell>
          <table:table-cell table:style-name="t3.D3" office:value-type="string">
            <text:p text:style-name="P31"><text:span text:style-name="T43">D</text:span><text:span text:style-name="T16">2</text:span></text:p>
          </table:table-cell>
          <table:table-cell table:style-name="t3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21">0,07</text:span> <text:span text:style-name="T21">Гр</text:span>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8" office:value-type="string">
            <text:p text:style-name="P42">±30</text:p>
          </table:table-cell>
        </table:table-row>
        <table:table-row>
          <table:table-cell table:style-name="t3.A5" office:value-type="string">
            <text:p text:style-name="P10"><text:span text:style-name="T21">0,</text:span>7 <text:span text:style-name="T21">Гр</text:span>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мк<text:span text:style-name="T21">Гр</text:span>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7<text:span text:style-name="T21">0</text:span> <text:span text:style-name="T21">мкГр/ч</text:span>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0,</text:span>7 м<text:span text:style-name="T21">Гр</text:span>/ч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>
          <table:table-cell table:style-name="t3.A5" office:value-type="string">
            <text:p text:style-name="P10">7 м<text:span text:style-name="T21">Гр</text:span>/ч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70</text:span> <text:span text:style-name="T21">мГр</text:span>/ч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>
          <table:table-cell table:style-name="t3.A12" office:value-type="string">
            <text:p text:style-name="P10"><text:span text:style-name="T21">0,</text:span>7 <text:span text:style-name="T21">Гр</text:span>/ч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Блок детектирования <text:span text:style-name="T21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4.B2" table:number-rows-spanned="3" office:value-type="string">
            <text:p text:style-name="P38">Номер источ-ника</text:p>
          </table:table-cell>
          <table:table-cell table:style-name="t4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4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Фон, н<text:span text:style-name="T28">Гр</text:span>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42">D</text:span><text:span text:style-name="T16">1</text:span></text:p>
          </table:table-cell>
          <table:table-cell table:style-name="t4.D3" office:value-type="string">
            <text:p text:style-name="P31"><text:span text:style-name="T43">D</text:span><text:span text:style-name="T16">2</text:span></text:p>
          </table:table-cell>
          <table:table-cell table:style-name="t4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21">0,07</text:span> <text:span text:style-name="T21">Гр</text:span>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8" office:value-type="string">
            <text:p text:style-name="P41">±30</text:p>
          </table:table-cell>
        </table:table-row>
        <table:table-row>
          <table:table-cell table:style-name="t4.A5" office:value-type="string">
            <text:p text:style-name="P10"><text:span text:style-name="T21">0,</text:span>7 <text:span text:style-name="T21">Гр</text:span>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мк<text:span text:style-name="T21">Гр</text:span>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7<text:span text:style-name="T21">0</text:span> <text:span text:style-name="T21">мкГр/ч</text:span>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0,</text:span>7 м<text:span text:style-name="T21">Гр</text:span>/ч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>
          <table:table-cell table:style-name="t4.A5" office:value-type="string">
            <text:p text:style-name="P10">7 м<text:span text:style-name="T21">Гр</text:span>/ч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70</text:span> <text:span text:style-name="T21">мГр</text:span>/ч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>
          <table:table-cell table:style-name="t4.A12" office:value-type="string">
            <text:p text:style-name="P10"><text:span text:style-name="T21">0,</text:span>7 <text:span text:style-name="T21">Гр</text:span>/ч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21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5.B2" table:number-rows-spanned="3" office:value-type="string">
            <text:p text:style-name="P38">Номер источ-ника</text:p>
          </table:table-cell>
          <table:table-cell table:style-name="t5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5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Фон, н<text:span text:style-name="T28">Гр</text:span>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42">D</text:span><text:span text:style-name="T16">1</text:span></text:p>
          </table:table-cell>
          <table:table-cell table:style-name="t5.D3" office:value-type="string">
            <text:p text:style-name="P31"><text:span text:style-name="T43">D</text:span><text:span text:style-name="T16">2</text:span></text:p>
          </table:table-cell>
          <table:table-cell table:style-name="t5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21">0,07</text:span> <text:span text:style-name="T21">Гр</text:span>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8" office:value-type="string">
            <text:p text:style-name="P41">±30</text:p>
          </table:table-cell>
        </table:table-row>
        <table:table-row>
          <table:table-cell table:style-name="t5.A5" office:value-type="string">
            <text:p text:style-name="P10"><text:span text:style-name="T21">0,</text:span>7 <text:span text:style-name="T21">Гр</text:span>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мк<text:span text:style-name="T21">Гр</text:span>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7<text:span text:style-name="T21">0</text:span> <text:span text:style-name="T21">мкГр/ч</text:span>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0,</text:span>7 м<text:span text:style-name="T21">Гр</text:span>/ч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>
          <table:table-cell table:style-name="t5.A5" office:value-type="string">
            <text:p text:style-name="P10">7 м<text:span text:style-name="T21">Гр</text:span>/ч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70</text:span> <text:span text:style-name="T21">мГр</text:span>/ч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>
          <table:table-cell table:style-name="t5.A12" office:value-type="string">
            <text:p text:style-name="P10"><text:span text:style-name="T21">0,</text:span>7 <text:span text:style-name="T21">Гр</text:span>/ч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21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6.B2" table:number-rows-spanned="3" office:value-type="string">
            <text:p text:style-name="P38">Номер источ-ника</text:p>
          </table:table-cell>
          <table:table-cell table:style-name="t6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6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Фон, н<text:span text:style-name="T28">Гр</text:span>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42">D</text:span><text:span text:style-name="T16">1</text:span></text:p>
          </table:table-cell>
          <table:table-cell table:style-name="t6.D3" office:value-type="string">
            <text:p text:style-name="P31"><text:span text:style-name="T43">D</text:span><text:span text:style-name="T16">2</text:span></text:p>
          </table:table-cell>
          <table:table-cell table:style-name="t6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21">0,07</text:span> <text:span text:style-name="T21">Гр</text:span>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8" office:value-type="string">
            <text:p text:style-name="P41">±30</text:p>
          </table:table-cell>
        </table:table-row>
        <table:table-row>
          <table:table-cell table:style-name="t6.A5" office:value-type="string">
            <text:p text:style-name="P10"><text:span text:style-name="T21">0,</text:span>7 <text:span text:style-name="T21">Гр</text:span>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мк<text:span text:style-name="T21">Гр</text:span>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7<text:span text:style-name="T21">0</text:span> <text:span text:style-name="T21">мкГр/ч</text:span>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0,</text:span>7 м<text:span text:style-name="T21">Гр</text:span>/ч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>
          <table:table-cell table:style-name="t6.A5" office:value-type="string">
            <text:p text:style-name="P10">7 м<text:span text:style-name="T21">Гр</text:span>/ч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70</text:span> <text:span text:style-name="T21">мГр</text:span>/ч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>
          <table:table-cell table:style-name="t6.A12" office:value-type="string">
            <text:p text:style-name="P10"><text:span text:style-name="T21">0,</text:span>7 <text:span text:style-name="T21">Гр</text:span>/ч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21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7.B2" table:number-rows-spanned="3" office:value-type="string">
            <text:p text:style-name="P38">Номер источ-ника</text:p>
          </table:table-cell>
          <table:table-cell table:style-name="t7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7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Фон, н<text:span text:style-name="T28">Гр</text:span>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42">D</text:span><text:span text:style-name="T16">1</text:span></text:p>
          </table:table-cell>
          <table:table-cell table:style-name="t7.D3" office:value-type="string">
            <text:p text:style-name="P31"><text:span text:style-name="T43">D</text:span><text:span text:style-name="T16">2</text:span></text:p>
          </table:table-cell>
          <table:table-cell table:style-name="t7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21">0,07</text:span> <text:span text:style-name="T21">Гр</text:span>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8" office:value-type="string">
            <text:p text:style-name="P41">±30</text:p>
          </table:table-cell>
        </table:table-row>
        <table:table-row>
          <table:table-cell table:style-name="t7.A5" office:value-type="string">
            <text:p text:style-name="P10"><text:span text:style-name="T21">0,</text:span>7 <text:span text:style-name="T21">Гр</text:span>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мк<text:span text:style-name="T21">Гр</text:span>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7<text:span text:style-name="T21">0</text:span> <text:span text:style-name="T21">мкГр/ч</text:span>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0,</text:span>7 м<text:span text:style-name="T21">Гр</text:span>/ч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>
          <table:table-cell table:style-name="t7.A5" office:value-type="string">
            <text:p text:style-name="P10">7 м<text:span text:style-name="T21">Гр</text:span>/ч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70</text:span> <text:span text:style-name="T21">мГр</text:span>/ч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>
          <table:table-cell table:style-name="t7.A12" office:value-type="string">
            <text:p text:style-name="P10"><text:span text:style-name="T21">0,</text:span>7 <text:span text:style-name="T21">Гр</text:span>/ч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Блок детектирования <text:span text:style-name="T21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8.B2" table:number-rows-spanned="3" office:value-type="string">
            <text:p text:style-name="P38">Номер источ-ника</text:p>
          </table:table-cell>
          <table:table-cell table:style-name="t8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8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Фон, н<text:span text:style-name="T28">Гр</text:span>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42">D</text:span><text:span text:style-name="T16">1</text:span></text:p>
          </table:table-cell>
          <table:table-cell table:style-name="t8.D3" office:value-type="string">
            <text:p text:style-name="P31"><text:span text:style-name="T43">D</text:span><text:span text:style-name="T16">2</text:span></text:p>
          </table:table-cell>
          <table:table-cell table:style-name="t8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21">0,07</text:span> <text:span text:style-name="T21">Гр</text:span>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8" office:value-type="string">
            <text:p text:style-name="P41">±30</text:p>
          </table:table-cell>
        </table:table-row>
        <table:table-row>
          <table:table-cell table:style-name="t8.A5" office:value-type="string">
            <text:p text:style-name="P10"><text:span text:style-name="T21">0,</text:span>7 <text:span text:style-name="T21">Гр</text:span>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мк<text:span text:style-name="T21">Гр</text:span>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7<text:span text:style-name="T21">0</text:span> <text:span text:style-name="T21">мкГр/ч</text:span>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0,</text:span>7 м<text:span text:style-name="T21">Гр</text:span>/ч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>
          <table:table-cell table:style-name="t8.A5" office:value-type="string">
            <text:p text:style-name="P10">7 м<text:span text:style-name="T21">Гр</text:span>/ч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70</text:span> <text:span text:style-name="T21">мГр</text:span>/ч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>
          <table:table-cell table:style-name="t8.A12" office:value-type="string">
            <text:p text:style-name="P10"><text:span text:style-name="T21">0,</text:span>7 <text:span text:style-name="T21">Гр</text:span>/ч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Блок детектирования <text:span text:style-name="T21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9.B2" table:number-rows-spanned="3" office:value-type="string">
            <text:p text:style-name="P38">Номер источ-ника</text:p>
          </table:table-cell>
          <table:table-cell table:style-name="t9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9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Фон, н<text:span text:style-name="T28">Гр</text:span>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42">D</text:span><text:span text:style-name="T16">1</text:span></text:p>
          </table:table-cell>
          <table:table-cell table:style-name="t9.D3" office:value-type="string">
            <text:p text:style-name="P31"><text:span text:style-name="T43">D</text:span><text:span text:style-name="T16">2</text:span></text:p>
          </table:table-cell>
          <table:table-cell table:style-name="t9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21">0,07</text:span> <text:span text:style-name="T21">Гр</text:span>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8" office:value-type="string">
            <text:p text:style-name="P41">±30</text:p>
          </table:table-cell>
        </table:table-row>
        <table:table-row>
          <table:table-cell table:style-name="t9.A5" office:value-type="string">
            <text:p text:style-name="P10"><text:span text:style-name="T21">0,</text:span>7 <text:span text:style-name="T21">Гр</text:span>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мк<text:span text:style-name="T21">Гр</text:span>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7<text:span text:style-name="T21">0</text:span> <text:span text:style-name="T21">мкГр/ч</text:span>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0,</text:span>7 м<text:span text:style-name="T21">Гр</text:span>/ч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>
          <table:table-cell table:style-name="t9.A5" office:value-type="string">
            <text:p text:style-name="P10">7 м<text:span text:style-name="T21">Гр</text:span>/ч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70</text:span> <text:span text:style-name="T21">мГр</text:span>/ч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>
          <table:table-cell table:style-name="t9.A12" office:value-type="string">
            <text:p text:style-name="P10"><text:span text:style-name="T21">0,</text:span>7 <text:span text:style-name="T21">Гр</text:span>/ч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Блок детектирования <text:span text:style-name="T21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10.B2" table:number-rows-spanned="3" office:value-type="string">
            <text:p text:style-name="P38">Номер источ-ника</text:p>
          </table:table-cell>
          <table:table-cell table:style-name="t10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0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<text:span text:style-name="T28">Гр</text:span>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42">D</text:span><text:span text:style-name="T16">1</text:span></text:p>
          </table:table-cell>
          <table:table-cell table:style-name="t10.D3" office:value-type="string">
            <text:p text:style-name="P31"><text:span text:style-name="T43">D</text:span><text:span text:style-name="T16">2</text:span></text:p>
          </table:table-cell>
          <table:table-cell table:style-name="t10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21">0,07</text:span> <text:span text:style-name="T21">Гр</text:span>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8" office:value-type="string">
            <text:p text:style-name="P41">±30</text:p>
          </table:table-cell>
        </table:table-row>
        <table:table-row>
          <table:table-cell table:style-name="t10.A5" office:value-type="string">
            <text:p text:style-name="P10"><text:span text:style-name="T21">0,</text:span>7 <text:span text:style-name="T21">Гр</text:span>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мк<text:span text:style-name="T21">Гр</text:span>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7<text:span text:style-name="T21">0</text:span> <text:span text:style-name="T21">мкГр/ч</text:span>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0,</text:span>7 м<text:span text:style-name="T21">Гр</text:span>/ч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>
          <table:table-cell table:style-name="t10.A5" office:value-type="string">
            <text:p text:style-name="P10">7 м<text:span text:style-name="T21">Гр</text:span>/ч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70</text:span> <text:span text:style-name="T21">мГр</text:span>/ч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>
          <table:table-cell table:style-name="t10.A12" office:value-type="string">
            <text:p text:style-name="P10"><text:span text:style-name="T21">0,</text:span>7 <text:span text:style-name="T21">Гр</text:span>/ч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6">Блок детектирования <text:span text:style-name="T21">БДКГ-25 </text:span>зав № $bd_num1<text:span text:style-name="T21">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11.B2" table:number-rows-spanned="3" office:value-type="string">
            <text:p text:style-name="P38">Номер источ-ника</text:p>
          </table:table-cell>
          <table:table-cell table:style-name="t11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1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11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11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1">Фон, н<text:span text:style-name="T28">Гр</text:span>/ч</text:p>
          </table:table-cell>
          <table:table-cell table:style-name="t1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2"><text:span text:style-name="T42">D</text:span><text:span text:style-name="T16">1</text:span></text:p>
          </table:table-cell>
          <table:table-cell table:style-name="t11.D3" office:value-type="string">
            <text:p text:style-name="P31"><text:span text:style-name="T43">D</text:span><text:span text:style-name="T16">2</text:span></text:p>
          </table:table-cell>
          <table:table-cell table:style-name="t11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21">0,07</text:span> <text:span text:style-name="T21">Гр</text:span>/ч</text:p>
          </table:table-cell>
          <table:table-cell table:style-name="t11.B5" office:value-type="string">
            <text:p text:style-name="P16">$11-30</text:p>
          </table:table-cell>
          <table:table-cell table:style-name="t11.B5" office:value-type="string">
            <text:p text:style-name="P16">$11-40</text:p>
          </table:table-cell>
          <table:table-cell table:style-name="t11.B5" office:value-type="string">
            <text:p text:style-name="P16">$11-50</text:p>
          </table:table-cell>
          <table:table-cell table:style-name="t11.B5" office:value-type="string">
            <text:p text:style-name="P16">$11-60</text:p>
          </table:table-cell>
          <table:table-cell table:style-name="t11.B5" office:value-type="string">
            <text:p text:style-name="P16">$11-70</text:p>
          </table:table-cell>
          <table:table-cell table:style-name="t11.B5" office:value-type="string">
            <text:p text:style-name="P16">$11-80</text:p>
          </table:table-cell>
          <table:table-cell table:style-name="t11.B5" office:value-type="string">
            <text:p text:style-name="P16">$11-00</text:p>
          </table:table-cell>
          <table:table-cell table:style-name="t11.B5" office:value-type="string">
            <text:p text:style-name="P16">$11-10</text:p>
          </table:table-cell>
          <table:table-cell table:style-name="t11.B5" office:value-type="string">
            <text:p text:style-name="P16">$11-20</text:p>
          </table:table-cell>
          <table:table-cell table:style-name="t11.K5" table:number-rows-spanned="8" office:value-type="string">
            <text:p text:style-name="P41">±30</text:p>
          </table:table-cell>
        </table:table-row>
        <table:table-row>
          <table:table-cell table:style-name="t11.A5" office:value-type="string">
            <text:p text:style-name="P10"><text:span text:style-name="T21">0,</text:span>7 <text:span text:style-name="T21">Гр</text:span>/ч</text:p>
          </table:table-cell>
          <table:table-cell table:style-name="t11.B5" office:value-type="string">
            <text:p text:style-name="P16">$11-31</text:p>
          </table:table-cell>
          <table:table-cell table:style-name="t11.B5" office:value-type="string">
            <text:p text:style-name="P16">$11-41</text:p>
          </table:table-cell>
          <table:table-cell table:style-name="t11.B5" office:value-type="string">
            <text:p text:style-name="P16">$11-51</text:p>
          </table:table-cell>
          <table:table-cell table:style-name="t11.B5" office:value-type="string">
            <text:p text:style-name="P16">$11-61</text:p>
          </table:table-cell>
          <table:table-cell table:style-name="t11.B5" office:value-type="string">
            <text:p text:style-name="P16">$11-71</text:p>
          </table:table-cell>
          <table:table-cell table:style-name="t11.B5" office:value-type="string">
            <text:p text:style-name="P16">$11-81</text:p>
          </table:table-cell>
          <table:table-cell table:style-name="t11.B5" office:value-type="string">
            <text:p text:style-name="P16">$11-01</text:p>
          </table:table-cell>
          <table:table-cell table:style-name="t11.B5" office:value-type="string">
            <text:p text:style-name="P16">$11-11</text:p>
          </table:table-cell>
          <table:table-cell table:style-name="t11.B5" office:value-type="string">
            <text:p text:style-name="P16">$11-21</text:p>
          </table:table-cell>
          <table:covered-table-cell/>
        </table:table-row>
        <table:table-row>
          <table:table-cell table:style-name="t11.A5" office:value-type="string">
            <text:p text:style-name="P10">7 мк<text:span text:style-name="T21">Гр</text:span>/ч</text:p>
          </table:table-cell>
          <table:table-cell table:style-name="t11.B5" office:value-type="string">
            <text:p text:style-name="P16">$11-32</text:p>
          </table:table-cell>
          <table:table-cell table:style-name="t11.B5" office:value-type="string">
            <text:p text:style-name="P16">$11-42</text:p>
          </table:table-cell>
          <table:table-cell table:style-name="t11.B5" office:value-type="string">
            <text:p text:style-name="P16">$11-52</text:p>
          </table:table-cell>
          <table:table-cell table:style-name="t11.B5" office:value-type="string">
            <text:p text:style-name="P16">$11-62</text:p>
          </table:table-cell>
          <table:table-cell table:style-name="t11.B5" office:value-type="string">
            <text:p text:style-name="P16">$11-72</text:p>
          </table:table-cell>
          <table:table-cell table:style-name="t11.B5" office:value-type="string">
            <text:p text:style-name="P16">$11-82</text:p>
          </table:table-cell>
          <table:table-cell table:style-name="t11.B5" office:value-type="string">
            <text:p text:style-name="P16">$11-02</text:p>
          </table:table-cell>
          <table:table-cell table:style-name="t11.B5" office:value-type="string">
            <text:p text:style-name="P16">$11-12</text:p>
          </table:table-cell>
          <table:table-cell table:style-name="t11.B5" office:value-type="string">
            <text:p text:style-name="P16">$11-22</text:p>
          </table:table-cell>
          <table:covered-table-cell/>
        </table:table-row>
        <table:table-row>
          <table:table-cell table:style-name="t11.A5" office:value-type="string">
            <text:p text:style-name="P10">7<text:span text:style-name="T21">0</text:span> <text:span text:style-name="T21">мкГр/ч</text:span></text:p>
          </table:table-cell>
          <table:table-cell table:style-name="t11.B5" office:value-type="string">
            <text:p text:style-name="P16">$11-33</text:p>
          </table:table-cell>
          <table:table-cell table:style-name="t11.B5" office:value-type="string">
            <text:p text:style-name="P16">$11-43</text:p>
          </table:table-cell>
          <table:table-cell table:style-name="t11.B5" office:value-type="string">
            <text:p text:style-name="P16">$11-53</text:p>
          </table:table-cell>
          <table:table-cell table:style-name="t11.B5" office:value-type="string">
            <text:p text:style-name="P16">$11-63</text:p>
          </table:table-cell>
          <table:table-cell table:style-name="t11.B5" office:value-type="string">
            <text:p text:style-name="P16">$11-73</text:p>
          </table:table-cell>
          <table:table-cell table:style-name="t11.B5" office:value-type="string">
            <text:p text:style-name="P16">$11-83</text:p>
          </table:table-cell>
          <table:table-cell table:style-name="t11.B5" office:value-type="string">
            <text:p text:style-name="P16">$11-03</text:p>
          </table:table-cell>
          <table:table-cell table:style-name="t11.B5" office:value-type="string">
            <text:p text:style-name="P16">$11-13</text:p>
          </table:table-cell>
          <table:table-cell table:style-name="t11.B5" office:value-type="string">
            <text:p text:style-name="P16">$11-23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0,</text:span>7 м<text:span text:style-name="T21">Гр</text:span>/ч</text:p>
          </table:table-cell>
          <table:table-cell table:style-name="t11.B5" office:value-type="string">
            <text:p text:style-name="P16">$11-34</text:p>
          </table:table-cell>
          <table:table-cell table:style-name="t11.B5" office:value-type="string">
            <text:p text:style-name="P16">$11-44</text:p>
          </table:table-cell>
          <table:table-cell table:style-name="t11.B5" office:value-type="string">
            <text:p text:style-name="P16">$11-54</text:p>
          </table:table-cell>
          <table:table-cell table:style-name="t11.B5" office:value-type="string">
            <text:p text:style-name="P16">$11-64</text:p>
          </table:table-cell>
          <table:table-cell table:style-name="t11.B5" office:value-type="string">
            <text:p text:style-name="P16">$11-74</text:p>
          </table:table-cell>
          <table:table-cell table:style-name="t11.B5" office:value-type="string">
            <text:p text:style-name="P16">$11-84</text:p>
          </table:table-cell>
          <table:table-cell table:style-name="t11.B5" office:value-type="string">
            <text:p text:style-name="P16">$11-04</text:p>
          </table:table-cell>
          <table:table-cell table:style-name="t11.B5" office:value-type="string">
            <text:p text:style-name="P16">$11-14</text:p>
          </table:table-cell>
          <table:table-cell table:style-name="t11.B5" office:value-type="string">
            <text:p text:style-name="P16">$11-24</text:p>
          </table:table-cell>
          <table:covered-table-cell/>
        </table:table-row>
        <table:table-row>
          <table:table-cell table:style-name="t11.A5" office:value-type="string">
            <text:p text:style-name="P10">7 м<text:span text:style-name="T21">Гр</text:span>/ч</text:p>
          </table:table-cell>
          <table:table-cell table:style-name="t11.B5" office:value-type="string">
            <text:p text:style-name="P16">$11-35</text:p>
          </table:table-cell>
          <table:table-cell table:style-name="t11.B5" office:value-type="string">
            <text:p text:style-name="P16">$11-45</text:p>
          </table:table-cell>
          <table:table-cell table:style-name="t11.B5" office:value-type="string">
            <text:p text:style-name="P16">$11-55</text:p>
          </table:table-cell>
          <table:table-cell table:style-name="t11.B5" office:value-type="string">
            <text:p text:style-name="P16">$11-65</text:p>
          </table:table-cell>
          <table:table-cell table:style-name="t11.B5" office:value-type="string">
            <text:p text:style-name="P16">$11-75</text:p>
          </table:table-cell>
          <table:table-cell table:style-name="t11.B5" office:value-type="string">
            <text:p text:style-name="P16">$11-85</text:p>
          </table:table-cell>
          <table:table-cell table:style-name="t11.B5" office:value-type="string">
            <text:p text:style-name="P16">$11-05</text:p>
          </table:table-cell>
          <table:table-cell table:style-name="t11.B5" office:value-type="string">
            <text:p text:style-name="P16">$11-15</text:p>
          </table:table-cell>
          <table:table-cell table:style-name="t11.B5" office:value-type="string">
            <text:p text:style-name="P16">$11-25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70</text:span> <text:span text:style-name="T21">мГр</text:span>/ч</text:p>
          </table:table-cell>
          <table:table-cell table:style-name="t11.B5" office:value-type="string">
            <text:p text:style-name="P16">$11-36</text:p>
          </table:table-cell>
          <table:table-cell table:style-name="t11.B5" office:value-type="string">
            <text:p text:style-name="P16">$11-46</text:p>
          </table:table-cell>
          <table:table-cell table:style-name="t11.B5" office:value-type="string">
            <text:p text:style-name="P16">$11-56</text:p>
          </table:table-cell>
          <table:table-cell table:style-name="t11.B5" office:value-type="string">
            <text:p text:style-name="P16">$11-66</text:p>
          </table:table-cell>
          <table:table-cell table:style-name="t11.B5" office:value-type="string">
            <text:p text:style-name="P16">$11-76</text:p>
          </table:table-cell>
          <table:table-cell table:style-name="t11.B5" office:value-type="string">
            <text:p text:style-name="P16">$11-86</text:p>
          </table:table-cell>
          <table:table-cell table:style-name="t11.B5" office:value-type="string">
            <text:p text:style-name="P16">$11-06</text:p>
          </table:table-cell>
          <table:table-cell table:style-name="t11.B5" office:value-type="string">
            <text:p text:style-name="P16">$11-16</text:p>
          </table:table-cell>
          <table:table-cell table:style-name="t11.B5" office:value-type="string">
            <text:p text:style-name="P16">$11-26</text:p>
          </table:table-cell>
          <table:covered-table-cell/>
        </table:table-row>
        <table:table-row>
          <table:table-cell table:style-name="t11.A12" office:value-type="string">
            <text:p text:style-name="P10"><text:span text:style-name="T21">0,</text:span>7 <text:span text:style-name="T21">Гр</text:span>/ч</text:p>
          </table:table-cell>
          <table:table-cell table:style-name="t11.B12" office:value-type="string">
            <text:p text:style-name="P16">$11-37</text:p>
          </table:table-cell>
          <table:table-cell table:style-name="t11.B12" office:value-type="string">
            <text:p text:style-name="P16">$11-47</text:p>
          </table:table-cell>
          <table:table-cell table:style-name="t11.B12" office:value-type="string">
            <text:p text:style-name="P16">$11-57</text:p>
          </table:table-cell>
          <table:table-cell table:style-name="t11.B12" office:value-type="string">
            <text:p text:style-name="P16">$11-67</text:p>
          </table:table-cell>
          <table:table-cell table:style-name="t11.B12" office:value-type="string">
            <text:p text:style-name="P16">$11-77</text:p>
          </table:table-cell>
          <table:table-cell table:style-name="t11.B12" office:value-type="string">
            <text:p text:style-name="P16">$11-87</text:p>
          </table:table-cell>
          <table:table-cell table:style-name="t11.B12" office:value-type="string">
            <text:p text:style-name="P16">$11-07</text:p>
          </table:table-cell>
          <table:table-cell table:style-name="t11.B12" office:value-type="string">
            <text:p text:style-name="P16">$11-17</text:p>
          </table:table-cell>
          <table:table-cell table:style-name="t11.B12" office:value-type="string">
            <text:p text:style-name="P16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6">Блок детектирования <text:span text:style-name="T21">БДКГ-25 </text:span>зав № $bd_num1<text:span text:style-name="T21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4">Ḋ</text:span><text:span text:style-name="T17">oi</text:span></text:p>
          </table:table-cell>
          <table:table-cell table:style-name="t12.B2" table:number-rows-spanned="3" office:value-type="string">
            <text:p text:style-name="P38">Номер источ-ника</text:p>
          </table:table-cell>
          <table:table-cell table:style-name="t12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2.B2" table:number-columns-spanned="5" office:value-type="string">
            <text:p text:style-name="P3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8"><text:span text:style-name="T22">Относи-тельная</text:span><text:span text:style-name="T31"> </text:span><text:span text:style-name="T22">погреш-ность</text:span><text:span text:style-name="T31"> </text:span><text:span text:style-name="T29">измерения</text:span> </text:p>
            <text:p text:style-name="P18"><text:span text:style-name="T25">θ</text:span><text:span text:style-name="T18">пр</text:span><text:span text:style-name="T19">i</text:span><text:span text:style-name="T21">,</text:span> %</text:p>
          </table:table-cell>
          <table:table-cell table:style-name="t12.B2" table:number-rows-spanned="3" office:value-type="string">
            <text:p text:style-name="P21"><text:span text:style-name="T21">Довери-тель</text:span>ная граница погреш-ности измерения <text:span text:style-name="T26">Δ</text:span><text:span text:style-name="T20">i</text:span><text:span text:style-name="T13">,</text:span> %</text:p>
          </table:table-cell>
          <table:table-cell table:style-name="t12.K2" table:number-rows-spanned="3" office:value-type="string">
            <text:p text:style-name="P20"><text:span text:style-name="T27">Предел основной </text:span><text:span text:style-name="T21">относи-тельной</text:span> <text:span text:style-name="T13">погреш-ности</text:span>, </text:p>
            <text:p text:style-name="P20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1">Фон, н<text:span text:style-name="T28">Гр</text:span>/ч</text:p>
          </table:table-cell>
          <table:table-cell table:style-name="t1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1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2"><text:span text:style-name="T42">D</text:span><text:span text:style-name="T16">1</text:span></text:p>
          </table:table-cell>
          <table:table-cell table:style-name="t12.D3" office:value-type="string">
            <text:p text:style-name="P31"><text:span text:style-name="T43">D</text:span><text:span text:style-name="T16">2</text:span></text:p>
          </table:table-cell>
          <table:table-cell table:style-name="t12.D3" office:value-type="string">
            <text:p text:style-name="P31"><text:span text:style-name="T43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21">0,07</text:span> <text:span text:style-name="T21">Гр</text:span>/ч</text:p>
          </table:table-cell>
          <table:table-cell table:style-name="t12.B5" office:value-type="string">
            <text:p text:style-name="P16">$12-30</text:p>
          </table:table-cell>
          <table:table-cell table:style-name="t12.B5" office:value-type="string">
            <text:p text:style-name="P16">$12-40</text:p>
          </table:table-cell>
          <table:table-cell table:style-name="t12.B5" office:value-type="string">
            <text:p text:style-name="P16">$12-50</text:p>
          </table:table-cell>
          <table:table-cell table:style-name="t12.B5" office:value-type="string">
            <text:p text:style-name="P16">$12-60</text:p>
          </table:table-cell>
          <table:table-cell table:style-name="t12.B5" office:value-type="string">
            <text:p text:style-name="P16">$12-70</text:p>
          </table:table-cell>
          <table:table-cell table:style-name="t12.B5" office:value-type="string">
            <text:p text:style-name="P16">$12-80</text:p>
          </table:table-cell>
          <table:table-cell table:style-name="t12.B5" office:value-type="string">
            <text:p text:style-name="P16">$12-00</text:p>
          </table:table-cell>
          <table:table-cell table:style-name="t12.B5" office:value-type="string">
            <text:p text:style-name="P16">$12-10</text:p>
          </table:table-cell>
          <table:table-cell table:style-name="t12.B5" office:value-type="string">
            <text:p text:style-name="P16">$12-20</text:p>
          </table:table-cell>
          <table:table-cell table:style-name="t12.K5" table:number-rows-spanned="8" office:value-type="string">
            <text:p text:style-name="P41">±30</text:p>
          </table:table-cell>
        </table:table-row>
        <table:table-row>
          <table:table-cell table:style-name="t12.A5" office:value-type="string">
            <text:p text:style-name="P10"><text:span text:style-name="T21">0,</text:span>7 <text:span text:style-name="T21">Гр</text:span>/ч</text:p>
          </table:table-cell>
          <table:table-cell table:style-name="t12.B5" office:value-type="string">
            <text:p text:style-name="P16">$12-31</text:p>
          </table:table-cell>
          <table:table-cell table:style-name="t12.B5" office:value-type="string">
            <text:p text:style-name="P16">$12-41</text:p>
          </table:table-cell>
          <table:table-cell table:style-name="t12.B5" office:value-type="string">
            <text:p text:style-name="P16">$12-51</text:p>
          </table:table-cell>
          <table:table-cell table:style-name="t12.B5" office:value-type="string">
            <text:p text:style-name="P16">$12-61</text:p>
          </table:table-cell>
          <table:table-cell table:style-name="t12.B5" office:value-type="string">
            <text:p text:style-name="P16">$12-71</text:p>
          </table:table-cell>
          <table:table-cell table:style-name="t12.B5" office:value-type="string">
            <text:p text:style-name="P16">$12-81</text:p>
          </table:table-cell>
          <table:table-cell table:style-name="t12.B5" office:value-type="string">
            <text:p text:style-name="P16">$12-01</text:p>
          </table:table-cell>
          <table:table-cell table:style-name="t12.B5" office:value-type="string">
            <text:p text:style-name="P16">$12-11</text:p>
          </table:table-cell>
          <table:table-cell table:style-name="t12.B5" office:value-type="string">
            <text:p text:style-name="P16">$12-21</text:p>
          </table:table-cell>
          <table:covered-table-cell/>
        </table:table-row>
        <table:table-row>
          <table:table-cell table:style-name="t12.A5" office:value-type="string">
            <text:p text:style-name="P10">7 мк<text:span text:style-name="T21">Гр</text:span>/ч</text:p>
          </table:table-cell>
          <table:table-cell table:style-name="t12.B5" office:value-type="string">
            <text:p text:style-name="P16">$12-32</text:p>
          </table:table-cell>
          <table:table-cell table:style-name="t12.B5" office:value-type="string">
            <text:p text:style-name="P16">$12-42</text:p>
          </table:table-cell>
          <table:table-cell table:style-name="t12.B5" office:value-type="string">
            <text:p text:style-name="P16">$12-52</text:p>
          </table:table-cell>
          <table:table-cell table:style-name="t12.B5" office:value-type="string">
            <text:p text:style-name="P16">$12-62</text:p>
          </table:table-cell>
          <table:table-cell table:style-name="t12.B5" office:value-type="string">
            <text:p text:style-name="P16">$12-72</text:p>
          </table:table-cell>
          <table:table-cell table:style-name="t12.B5" office:value-type="string">
            <text:p text:style-name="P16">$12-82</text:p>
          </table:table-cell>
          <table:table-cell table:style-name="t12.B5" office:value-type="string">
            <text:p text:style-name="P16">$12-02</text:p>
          </table:table-cell>
          <table:table-cell table:style-name="t12.B5" office:value-type="string">
            <text:p text:style-name="P16">$12-12</text:p>
          </table:table-cell>
          <table:table-cell table:style-name="t12.B5" office:value-type="string">
            <text:p text:style-name="P16">$12-22</text:p>
          </table:table-cell>
          <table:covered-table-cell/>
        </table:table-row>
        <table:table-row>
          <table:table-cell table:style-name="t12.A5" office:value-type="string">
            <text:p text:style-name="P10">7<text:span text:style-name="T21">0</text:span> <text:span text:style-name="T21">мкГр/ч</text:span></text:p>
          </table:table-cell>
          <table:table-cell table:style-name="t12.B5" office:value-type="string">
            <text:p text:style-name="P16">$12-33</text:p>
          </table:table-cell>
          <table:table-cell table:style-name="t12.B5" office:value-type="string">
            <text:p text:style-name="P16">$12-43</text:p>
          </table:table-cell>
          <table:table-cell table:style-name="t12.B5" office:value-type="string">
            <text:p text:style-name="P16">$12-53</text:p>
          </table:table-cell>
          <table:table-cell table:style-name="t12.B5" office:value-type="string">
            <text:p text:style-name="P16">$12-63</text:p>
          </table:table-cell>
          <table:table-cell table:style-name="t12.B5" office:value-type="string">
            <text:p text:style-name="P16">$12-73</text:p>
          </table:table-cell>
          <table:table-cell table:style-name="t12.B5" office:value-type="string">
            <text:p text:style-name="P16">$12-83</text:p>
          </table:table-cell>
          <table:table-cell table:style-name="t12.B5" office:value-type="string">
            <text:p text:style-name="P16">$12-03</text:p>
          </table:table-cell>
          <table:table-cell table:style-name="t12.B5" office:value-type="string">
            <text:p text:style-name="P16">$12-13</text:p>
          </table:table-cell>
          <table:table-cell table:style-name="t12.B5" office:value-type="string">
            <text:p text:style-name="P16">$12-23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0,</text:span>7 м<text:span text:style-name="T21">Гр</text:span>/ч</text:p>
          </table:table-cell>
          <table:table-cell table:style-name="t12.B5" office:value-type="string">
            <text:p text:style-name="P16">$12-34</text:p>
          </table:table-cell>
          <table:table-cell table:style-name="t12.B5" office:value-type="string">
            <text:p text:style-name="P16">$12-44</text:p>
          </table:table-cell>
          <table:table-cell table:style-name="t12.B5" office:value-type="string">
            <text:p text:style-name="P16">$12-54</text:p>
          </table:table-cell>
          <table:table-cell table:style-name="t12.B5" office:value-type="string">
            <text:p text:style-name="P16">$12-64</text:p>
          </table:table-cell>
          <table:table-cell table:style-name="t12.B5" office:value-type="string">
            <text:p text:style-name="P16">$12-74</text:p>
          </table:table-cell>
          <table:table-cell table:style-name="t12.B5" office:value-type="string">
            <text:p text:style-name="P16">$12-84</text:p>
          </table:table-cell>
          <table:table-cell table:style-name="t12.B5" office:value-type="string">
            <text:p text:style-name="P16">$12-04</text:p>
          </table:table-cell>
          <table:table-cell table:style-name="t12.B5" office:value-type="string">
            <text:p text:style-name="P16">$12-14</text:p>
          </table:table-cell>
          <table:table-cell table:style-name="t12.B5" office:value-type="string">
            <text:p text:style-name="P16">$12-24</text:p>
          </table:table-cell>
          <table:covered-table-cell/>
        </table:table-row>
        <table:table-row>
          <table:table-cell table:style-name="t12.A5" office:value-type="string">
            <text:p text:style-name="P10">7 м<text:span text:style-name="T21">Гр</text:span>/ч</text:p>
          </table:table-cell>
          <table:table-cell table:style-name="t12.B5" office:value-type="string">
            <text:p text:style-name="P16">$12-35</text:p>
          </table:table-cell>
          <table:table-cell table:style-name="t12.B5" office:value-type="string">
            <text:p text:style-name="P16">$12-45</text:p>
          </table:table-cell>
          <table:table-cell table:style-name="t12.B5" office:value-type="string">
            <text:p text:style-name="P16">$12-55</text:p>
          </table:table-cell>
          <table:table-cell table:style-name="t12.B5" office:value-type="string">
            <text:p text:style-name="P16">$12-65</text:p>
          </table:table-cell>
          <table:table-cell table:style-name="t12.B5" office:value-type="string">
            <text:p text:style-name="P16">$12-75</text:p>
          </table:table-cell>
          <table:table-cell table:style-name="t12.B5" office:value-type="string">
            <text:p text:style-name="P16">$12-85</text:p>
          </table:table-cell>
          <table:table-cell table:style-name="t12.B5" office:value-type="string">
            <text:p text:style-name="P16">$12-05</text:p>
          </table:table-cell>
          <table:table-cell table:style-name="t12.B5" office:value-type="string">
            <text:p text:style-name="P16">$12-15</text:p>
          </table:table-cell>
          <table:table-cell table:style-name="t12.B5" office:value-type="string">
            <text:p text:style-name="P16">$12-25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70</text:span> <text:span text:style-name="T21">мГр</text:span>/ч</text:p>
          </table:table-cell>
          <table:table-cell table:style-name="t12.B5" office:value-type="string">
            <text:p text:style-name="P16">$12-36</text:p>
          </table:table-cell>
          <table:table-cell table:style-name="t12.B5" office:value-type="string">
            <text:p text:style-name="P16">$12-46</text:p>
          </table:table-cell>
          <table:table-cell table:style-name="t12.B5" office:value-type="string">
            <text:p text:style-name="P16">$12-56</text:p>
          </table:table-cell>
          <table:table-cell table:style-name="t12.B5" office:value-type="string">
            <text:p text:style-name="P16">$12-66</text:p>
          </table:table-cell>
          <table:table-cell table:style-name="t12.B5" office:value-type="string">
            <text:p text:style-name="P16">$12-76</text:p>
          </table:table-cell>
          <table:table-cell table:style-name="t12.B5" office:value-type="string">
            <text:p text:style-name="P16">$12-86</text:p>
          </table:table-cell>
          <table:table-cell table:style-name="t12.B5" office:value-type="string">
            <text:p text:style-name="P16">$12-06</text:p>
          </table:table-cell>
          <table:table-cell table:style-name="t12.B5" office:value-type="string">
            <text:p text:style-name="P16">$12-16</text:p>
          </table:table-cell>
          <table:table-cell table:style-name="t12.B5" office:value-type="string">
            <text:p text:style-name="P16">$12-26</text:p>
          </table:table-cell>
          <table:covered-table-cell/>
        </table:table-row>
        <table:table-row>
          <table:table-cell table:style-name="t12.A12" office:value-type="string">
            <text:p text:style-name="P10"><text:span text:style-name="T21">0,</text:span>7 <text:span text:style-name="T21">Гр</text:span>/ч</text:p>
          </table:table-cell>
          <table:table-cell table:style-name="t12.B12" office:value-type="string">
            <text:p text:style-name="P16">$12-37</text:p>
          </table:table-cell>
          <table:table-cell table:style-name="t12.B12" office:value-type="string">
            <text:p text:style-name="P16">$12-47</text:p>
          </table:table-cell>
          <table:table-cell table:style-name="t12.B12" office:value-type="string">
            <text:p text:style-name="P16">$12-57</text:p>
          </table:table-cell>
          <table:table-cell table:style-name="t12.B12" office:value-type="string">
            <text:p text:style-name="P16">$12-67</text:p>
          </table:table-cell>
          <table:table-cell table:style-name="t12.B12" office:value-type="string">
            <text:p text:style-name="P16">$12-77</text:p>
          </table:table-cell>
          <table:table-cell table:style-name="t12.B12" office:value-type="string">
            <text:p text:style-name="P16">$12-87</text:p>
          </table:table-cell>
          <table:table-cell table:style-name="t12.B12" office:value-type="string">
            <text:p text:style-name="P16">$12-07</text:p>
          </table:table-cell>
          <table:table-cell table:style-name="t12.B12" office:value-type="string">
            <text:p text:style-name="P16">$12-17</text:p>
          </table:table-cell>
          <table:table-cell table:style-name="t12.B12" office:value-type="string">
            <text:p text:style-name="P16">$12-27</text:p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C2" office:value-type="string">
            <text:p text:style-name="P25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5">(<text:span text:style-name="T30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0T14:29:50.09</dc:date>
    <meta:print-date>2019-04-03T15:18:00</meta:print-date>
    <meta:editing-cycles>153</meta:editing-cycles>
    <meta:editing-duration>PT11H5M21S</meta:editing-duration>
    <meta:generator>OpenOffice/4.1.6$Win32 OpenOffice.org_project/416m1$Build-9790</meta:generator>
    <meta:document-statistic meta:table-count="14" meta:image-count="1" meta:object-count="0" meta:page-count="5" meta:paragraph-count="1225" meta:word-count="1794" meta:character-count="10846"/>
  </office:meta>
</office:document-meta>
</file>